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4cm" style:rel-column-width="3059*"/>
    </style:style>
    <style:style style:name="Таблица1.B" style:family="table-column">
      <style:table-column-properties style:column-width="10.539cm" style:rel-column-width="40627*"/>
    </style:style>
    <style:style style:name="Таблица1.C" style:family="table-column">
      <style:table-column-properties style:column-width="5.667cm" style:rel-column-width="2184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f4e7" officeooo:paragraph-rsid="0009f4e7"/>
    </style:style>
    <style:style style:name="P2" style:family="paragraph" style:parent-style-name="Table_20_Contents">
      <style:text-properties officeooo:rsid="0009f4e7" officeooo:paragraph-rsid="0009f4e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f4e7" officeooo:paragraph-rsid="0009f4e7" style:font-weight-asian="bold" style:font-weight-complex="bold"/>
    </style:style>
    <style:style style:name="P4" style:family="paragraph" style:parent-style-name="Table_20_Contents">
      <style:text-properties officeooo:rsid="000c5f7c" officeooo:paragraph-rsid="000c5f7c"/>
    </style:style>
    <style:style style:name="P5" style:family="paragraph" style:parent-style-name="Standard" style:list-style-name="L1">
      <style:text-properties style:text-line-through-style="solid" style:text-line-through-type="single" officeooo:rsid="0009f4e7" officeooo:paragraph-rsid="0009f4e7"/>
    </style:style>
    <style:style style:name="P6" style:family="paragraph" style:parent-style-name="Standard" style:list-style-name="L1">
      <style:text-properties officeooo:rsid="0009f4e7" officeooo:paragraph-rsid="0009f4e7"/>
    </style:style>
    <style:style style:name="P7" style:family="paragraph" style:parent-style-name="Standard" style:list-style-name="L1">
      <style:text-properties style:text-line-through-style="none" style:text-line-through-type="none" officeooo:rsid="000ecf6a" officeooo:paragraph-rsid="000ecf6a"/>
    </style:style>
    <style:style style:name="T1" style:family="text">
      <style:text-properties officeooo:rsid="000a4b80"/>
    </style:style>
    <style:style style:name="T2" style:family="text">
      <style:text-properties officeooo:rsid="000dfd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нформационная система Db Creator</text:p>
      <text:p text:style-name="P1"/>
      <text:p text:style-name="P1">Подсистем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№</text:p>
          </table:table-cell>
          <table:table-cell table:style-name="Таблица1.A1" office:value-type="string">
            <text:p text:style-name="P2">Наименование</text:p>
          </table:table-cell>
          <table:table-cell table:style-name="Таблица1.C1" office:value-type="string">
            <text:p text:style-name="P2">Готовность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Струкура БД</text:p>
          </table:table-cell>
          <table:table-cell table:style-name="Таблица1.C2" office:value-type="string">
            <text:p text:style-name="P2">80%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Пользователи БД</text:p>
          </table:table-cell>
          <table:table-cell table:style-name="Таблица1.C2" office:value-type="string">
            <text:p text:style-name="P2"><text:span text:style-name="T1">9</text:span>0%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Ввод информации</text:p>
          </table:table-cell>
          <table:table-cell table:style-name="Таблица1.C2" office:value-type="string">
            <text:p text:style-name="P2">50%</text:p>
          </table:table-cell>
        </table:table-row>
        <table:table-row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Поиск информации</text:p>
          </table:table-cell>
          <table:table-cell table:style-name="Таблица1.C2" office:value-type="string">
            <text:p text:style-name="P2">30%</text:p>
          </table:table-cell>
        </table:table-row>
        <table:table-row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Генератор отчетов</text:p>
          </table:table-cell>
          <table:table-cell table:style-name="Таблица1.C2" office:value-type="string">
            <text:p text:style-name="P2">0%</text:p>
          </table:table-cell>
        </table:table-row>
        <table:table-row>
          <table:table-cell table:style-name="Таблица1.A2" office:value-type="string">
            <text:p text:style-name="P4">6</text:p>
          </table:table-cell>
          <table:table-cell table:style-name="Таблица1.A2" office:value-type="string">
            <text:p text:style-name="P4">Справочники</text:p>
          </table:table-cell>
          <table:table-cell table:style-name="Таблица1.C2" office:value-type="string">
            <text:p text:style-name="P4"><text:span text:style-name="T2">9</text:span>0%</text:p>
          </table:table-cell>
        </table:table-row>
      </table:table>
      <text:p text:style-name="P1"/>
      <text:p text:style-name="P1"/>
      <text:p text:style-name="P1">Требуетстя:</text:p>
      <text:p text:style-name="P1"/>
      <text:list xml:id="list68585442" text:style-name="L1">
        <text:list-item>
          <text:p text:style-name="P5">Переработать подсистему Полльзователи, добавить вкладки Пользователи, Группы, Пользователи → Группы.</text:p>
        </text:list-item>
        <text:list-item>
          <text:p text:style-name="P5">Добавить дополнительные поля таблиц для перевода отдельно на казахский и русский языки наименование форм, полей и т. д.</text:p>
        </text:list-item>
        <text:list-item>
          <text:p text:style-name="P6">Работа с Excel</text:p>
        </text:list-item>
        <text:list-item>
          <text:p text:style-name="P5">Использовать собственные цвета для оформления (настройка tailwind).</text:p>
        </text:list-item>
        <text:list-item>
          <text:p text:style-name="P7">Создать форму для ввода пароля, ограничить прав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23:32.190376156</meta:creation-date>
    <dc:date>2024-03-13T14:51:41.048199617</dc:date>
    <meta:editing-duration>PT2H34M2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82" meta:character-count="539" meta:non-whitespace-character-count="491"/>
  </office:meta>
</office:document-meta>
</file>